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9f23" officeooo:paragraph-rsid="001c9f23"/>
    </style:style>
    <style:style style:name="P2" style:family="paragraph" style:parent-style-name="Standard">
      <style:text-properties officeooo:rsid="001c9f23" officeooo:paragraph-rsid="001c9f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a</text:p>
        </text:list-item>
        <text:list-item>
          <text:p text:style-name="P1">c</text:p>
        </text:list-item>
        <text:list-item>
          <text:p text:style-name="P1">c</text:p>
        </text:list-item>
        <text:list-item>
          <text:p text:style-name="P1">a</text:p>
        </text:list-item>
        <text:list-item>
          <text:p text:style-name="P1">e</text:p>
        </text:list-item>
        <text:list-item>
          <text:p text:style-name="P1">a</text:p>
        </text:list-item>
        <text:list-item>
          <text:p text:style-name="P1">c</text:p>
        </text:list-item>
        <text:list-item>
          <text:p text:style-name="P1">b</text:p>
        </text:list-item>
        <text:list-item>
          <text:p text:style-name="P1">c</text:p>
        </text:list-item>
        <text:list-item>
          <text:p text:style-name="P1">Ajuda a prever gastos envolvendo tempo, número de pessoas, complexidade, desempenho de hardware e outras coisas que envolvem o desenvolviment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08:38:07.451000000</meta:creation-date>
    <dc:date>2023-08-22T09:32:28.327000000</dc:date>
    <meta:editing-duration>PT7M52S</meta:editing-duration>
    <meta:editing-cycles>1</meta:editing-cycles>
    <meta:document-statistic meta:table-count="0" meta:image-count="0" meta:object-count="0" meta:page-count="1" meta:paragraph-count="10" meta:word-count="39" meta:character-count="173" meta:non-whitespace-character-count="154"/>
    <meta:generator>LibreOffice/7.5.3.2$Windows_X86_64 LibreOffice_project/9f56dff12ba03b9acd7730a5a481eea045e468f3</meta:generator>
  </office:meta>
</office:document-meta>
</file>